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36" style:family="table">
      <style:table-properties style:width="14.76cm" table:align="center" style:writing-mode="lr-tb"/>
    </style:style>
    <style:style style:name="Tabla136.A" style:family="table-column">
      <style:table-column-properties style:column-width="8.722cm"/>
    </style:style>
    <style:style style:name="Tabla136.B" style:family="table-column">
      <style:table-column-properties style:column-width="6.038cm"/>
    </style:style>
    <style:style style:name="Tabla136.1" style:family="table-row">
      <style:table-row-properties style:min-row-height="0.714cm" fo:keep-together="auto"/>
    </style:style>
    <style:style style:name="Tabla13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3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36.2" style:family="table-row">
      <style:table-row-properties fo:keep-together="auto"/>
    </style:style>
    <style:style style:name="Tabla136.3" style:family="table-row">
      <style:table-row-properties fo:keep-together="auto"/>
    </style:style>
    <style:style style:name="Tabla136.4" style:family="table-row">
      <style:table-row-properties fo:keep-together="auto"/>
    </style:style>
    <style:style style:name="Tabla136.5" style:family="table-row">
      <style:table-row-properties fo:keep-together="auto"/>
    </style:style>
    <style:style style:name="Tabla137" style:family="table">
      <style:table-properties style:width="14.76cm" table:align="center" style:writing-mode="lr-tb"/>
    </style:style>
    <style:style style:name="Tabla137.A" style:family="table-column">
      <style:table-column-properties style:column-width="6.376cm"/>
    </style:style>
    <style:style style:name="Tabla137.B" style:family="table-column">
      <style:table-column-properties style:column-width="8.384cm"/>
    </style:style>
    <style:style style:name="Tabla137.1" style:family="table-row">
      <style:table-row-properties style:min-row-height="0.591cm" fo:keep-together="auto"/>
    </style:style>
    <style:style style:name="Tabla13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3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37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37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37.5" style:family="table-row">
      <style:table-row-properties fo:keep-together="auto"/>
    </style:style>
    <style:style style:name="Tabla137.6" style:family="table-row">
      <style:table-row-properties fo:keep-together="auto"/>
    </style:style>
    <style:style style:name="Tabla137.7" style:family="table-row">
      <style:table-row-properties fo:keep-together="auto"/>
    </style:style>
    <style:style style:name="Tabla137.8" style:family="table-row">
      <style:table-row-properties fo:keep-together="auto"/>
    </style:style>
    <style:style style:name="Tabla138" style:family="table">
      <style:table-properties style:width="14.76cm" table:align="center" style:writing-mode="lr-tb"/>
    </style:style>
    <style:style style:name="Tabla138.A" style:family="table-column">
      <style:table-column-properties style:column-width="14.76cm"/>
    </style:style>
    <style:style style:name="Tabla138.1" style:family="table-row">
      <style:table-row-properties fo:keep-together="auto"/>
    </style:style>
    <style:style style:name="Tabla13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39" style:family="table">
      <style:table-properties style:width="14.76cm" table:align="center" style:writing-mode="lr-tb"/>
    </style:style>
    <style:style style:name="Tabla139.A" style:family="table-column">
      <style:table-column-properties style:column-width="14.76cm"/>
    </style:style>
    <style:style style:name="Tabla139.1" style:family="table-row">
      <style:table-row-properties fo:keep-together="auto"/>
    </style:style>
    <style:style style:name="Tabla13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40" style:family="table">
      <style:table-properties style:width="14.76cm" table:align="center" style:writing-mode="lr-tb"/>
    </style:style>
    <style:style style:name="Tabla140.A" style:family="table-column">
      <style:table-column-properties style:column-width="14.76cm"/>
    </style:style>
    <style:style style:name="Tabla140.1" style:family="table-row">
      <style:table-row-properties fo:keep-together="auto"/>
    </style:style>
    <style:style style:name="Tabla14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40.2" style:family="table-row">
      <style:table-row-properties style:min-row-height="0.288cm" fo:keep-together="auto"/>
    </style:style>
    <style:style style:name="Tabla140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arial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4" style:family="paragraph" style:parent-style-name="Standard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style:font-name="arial" fo:font-size="12pt" style:font-size-asian="12pt" style:font-size-complex="12pt"/>
    </style:style>
    <style:style style:name="P6" style:family="paragraph" style:parent-style-name="Standard">
      <style:paragraph-properties style:snap-to-layout-grid="false"/>
      <style:text-properties fo:color="#000000" style:font-name="arial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8" style:family="paragraph" style:parent-style-name="Standard">
      <style:paragraph-properties style:snap-to-layout-grid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 fo:hyphenation-ladder-count="no-limit"/>
      <style:text-properties style:font-name="Arial" fo:font-size="12pt" fo:font-weight="bold" style:font-weight-asian="bold" fo:hyphenate="true" fo:hyphenation-remain-char-count="2" fo:hyphenation-push-char-count="2"/>
    </style:style>
    <style:style style:name="P10" style:family="paragraph" style:parent-style-name="Standard">
      <style:paragraph-properties fo:margin-top="0cm" fo:margin-bottom="0cm" fo:background-color="transparent">
        <style:tab-stops/>
        <style:background-image/>
      </style:paragraph-properties>
      <style:text-properties style:font-name="Arial" fo:font-size="12pt" fo:font-weight="bold" style:font-weight-asian="bold"/>
    </style:style>
    <style:style style:name="P11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</style:style>
    <style:style style:name="P12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size="12pt" style:font-size-asian="12pt" style:font-size-complex="12pt"/>
    </style:style>
    <style:style style:name="P13" style:family="paragraph" style:parent-style-name="UC_5f_NormalAzul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14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ize="12pt" style:font-size-asian="12pt" style:font-size-complex="12pt"/>
    </style:style>
    <style:style style:name="P15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able_20_Contents" style:list-style-name="WW8Num8">
      <style:paragraph-properties fo:orphans="2" fo:widows="2" style:snap-to-layout-grid="false" style:writing-mode="lr-tb">
        <style:tab-stops>
          <style:tab-stop style:position="0.953cm"/>
        </style:tab-stops>
      </style:paragraph-properties>
      <style:text-properties fo:color="#000000" style:font-name="arial" fo:font-size="12pt" fo:language="es" fo:country="ES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000000" style:font-name="arial" style:font-size-asian="12pt" style:font-size-complex="12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transparent" style:font-weight-asian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UC_5f_NormalAzul_20_Car"><text:span text:style-name="T3"><text:s/>Cambiar Estado Item</text:span></text:span></text:p>
      <table:table table:name="Tabla136" table:style-name="Tabla136">
        <table:table-column table:style-name="Tabla136.A"/>
        <table:table-column table:style-name="Tabla136.B"/>
        <table:table-row table:style-name="Tabla136.1">
          <table:table-cell table:style-name="Tabla136.A1" office:value-type="string">
            <text:p text:style-name="P3">Nombre del Caso de Uso:<text:span text:style-name="T6"> Cambiar Estado</text:span><text:span text:style-name="T7"> Ítem.</text:span></text:p>
          </table:table-cell>
          <table:table-cell table:style-name="Tabla136.B1" office:value-type="string">
            <text:p text:style-name="P6"><text:span text:style-name="T8">Nro. de Caso de Uso:</text:span> <text:span text:style-name="T6">CU 69</text:span></text:p>
          </table:table-cell>
        </table:table-row>
        <table:table-row table:style-name="Tabla136.2">
          <table:table-cell table:style-name="Tabla136.B1" table:number-columns-spanned="2" office:value-type="string">
            <text:p text:style-name="P6"><text:span text:style-name="T8">Actor Principal:</text:span> Miembro del Proyecto.</text:p>
          </table:table-cell>
          <table:covered-table-cell/>
        </table:table-row>
        <table:table-row table:style-name="Tabla136.3">
          <table:table-cell table:style-name="Tabla136.B1" table:number-columns-spanned="2" office:value-type="string">
            <text:p text:style-name="P6"><text:span text:style-name="T8">Objetivo:</text:span> Permitir el cambio de estado de ítems del proyecto.</text:p>
          </table:table-cell>
          <table:covered-table-cell/>
        </table:table-row>
        <table:table-row table:style-name="Tabla136.4">
          <table:table-cell table:style-name="Tabla136.B1" table:number-columns-spanned="2" office:value-type="string">
            <text:p text:style-name="P3">Pre-Condiciones:</text:p>
            <text:p text:style-name="P8">1 – El Miembro del Proyecto debe estar registrado en el sistema.</text:p>
            <text:p text:style-name="P8">2 – El Miembro del Proyecto debe haber iniciado sesión en el sistema.</text:p>
            <text:p text:style-name="P8">3 – El Miembro del Proyecto tiene permiso al proyecto.</text:p>
            <text:p text:style-name="P8">4 – El Miembro del Proyecto posee el rol correspondiente en el proyecto.</text:p>
            <text:p text:style-name="P8">5 – El proyecto debe haber iniciado.</text:p>
            <text:p text:style-name="P8">6 – El ítem esta registrado en el sistema.</text:p>
          </table:table-cell>
          <table:covered-table-cell/>
        </table:table-row>
        <table:table-row table:style-name="Tabla136.5">
          <table:table-cell table:style-name="Tabla136.B1" table:number-columns-spanned="2" office:value-type="string">
            <text:p text:style-name="P3">Post-Condiciones:</text:p>
            <text:p text:style-name="P6"><text:span text:style-name="T6">1 – Cambiar el estado de un</text:span> ítem de un proyecto.</text:p>
          </table:table-cell>
          <table:covered-table-cell/>
        </table:table-row>
      </table:table>
      <text:p text:style-name="P2"/>
      <text:p text:style-name="P9"><text:span text:style-name="T5">Diagramas de casos de uso relacionados: </text:span><text:span text:style-name="UC_5f_NormalAzul_20_Car"><text:span text:style-name="T4">Diagrama de Caso de Uso del Módulo de Desarrollo.</text:span></text:span></text:p>
      <text:p text:style-name="P2"/>
      <table:table table:name="Tabla137" table:style-name="Tabla137">
        <table:table-column table:style-name="Tabla137.A"/>
        <table:table-column table:style-name="Tabla137.B"/>
        <table:table-row table:style-name="Tabla137.1">
          <table:table-cell table:style-name="Tabla137.A1" table:number-columns-spanned="2" office:value-type="string">
            <text:p text:style-name="P13">CURSO NORMAL (Camino Exitoso)</text:p>
            <text:p text:style-name="P13"/>
          </table:table-cell>
          <table:covered-table-cell/>
        </table:table-row>
        <table:table-row table:style-name="Tabla137.1">
          <table:table-cell table:style-name="Tabla137.A2" office:value-type="string">
            <text:p text:style-name="P3">Usuario</text:p>
          </table:table-cell>
          <table:table-cell table:style-name="Tabla137.A1" office:value-type="string">
            <text:p text:style-name="P3">Sistema</text:p>
          </table:table-cell>
        </table:table-row>
        <table:table-row table:style-name="Tabla137.1">
          <table:table-cell table:style-name="Tabla137.A3" office:value-type="string">
            <text:p text:style-name="P6">1<text:span text:style-name="T6"> – </text:span>Selecciona el menú <text:span text:style-name="T6">“Administración de ítems”.</text:span></text:p>
          </table:table-cell>
          <table:table-cell table:style-name="Tabla137.B3" office:value-type="string">
            <text:p text:style-name="P12">2<text:span text:style-name="T6"> – </text:span>Despliega el menú correspondiente a opciones sobre ítems.</text:p>
          </table:table-cell>
        </table:table-row>
        <table:table-row table:style-name="Tabla137.1">
          <table:table-cell table:style-name="Tabla137.A3" office:value-type="string">
            <text:p text:style-name="P6">3<text:span text:style-name="T6"> – </text:span>Selecciona <text:span text:style-name="T9"><text:s/></text:span><text:span text:style-name="T6">“Cambiar Estado”.</text:span></text:p>
          </table:table-cell>
          <table:table-cell table:style-name="Tabla137.B3" office:value-type="string">
            <text:p text:style-name="P12">4<text:span text:style-name="T6"> – </text:span>Despliega los ítems cuyos estados pueden ser modificados.</text:p>
          </table:table-cell>
        </table:table-row>
        <table:table-row table:style-name="Tabla137.5">
          <table:table-cell table:style-name="Tabla137.A3" office:value-type="string">
            <text:p text:style-name="P6">5<text:span text:style-name="T6"> – </text:span>Selecciona el ítem.</text:p>
          </table:table-cell>
          <table:table-cell table:style-name="Tabla137.B3" office:value-type="string">
            <text:p text:style-name="P12">6- Muestra los datos del Item en cuestión incluyendo su estado y a los posibles estados a los que puede ser cambiado.</text:p>
          </table:table-cell>
        </table:table-row>
        <table:table-row table:style-name="Tabla137.6">
          <table:table-cell table:style-name="Tabla137.A3" office:value-type="string">
            <text:p text:style-name="P8">7- Escoge un Estado</text:p>
          </table:table-cell>
          <table:table-cell table:style-name="Tabla137.B3" office:value-type="string">
            <text:p text:style-name="P12"/>
          </table:table-cell>
        </table:table-row>
        <table:table-row table:style-name="Tabla137.7">
          <table:table-cell table:style-name="Tabla137.A3" office:value-type="string">
            <text:p text:style-name="P6"><text:span text:style-name="T6">8– </text:span>Selecciona <text:span text:style-name="T6">“Guardar”.</text:span></text:p>
          </table:table-cell>
          <table:table-cell table:style-name="Tabla137.B3" office:value-type="string">
            <text:p text:style-name="P12">8- Realiza las respectivas verificaciones.</text:p>
          </table:table-cell>
        </table:table-row>
        <table:table-row table:style-name="Tabla137.8">
          <table:table-cell table:style-name="Tabla137.A3" office:value-type="string">
            <text:p text:style-name="P8"/>
          </table:table-cell>
          <table:table-cell table:style-name="Tabla137.B3" office:value-type="string">
            <text:p text:style-name="P12">7<text:span text:style-name="T6"> – </text:span>Cambia el estado del ítem y muestra el mensaje de Exito.</text:p>
          </table:table-cell>
        </table:table-row>
      </table:table>
      <text:p text:style-name="P7"/>
      <table:table table:name="Tabla138" table:style-name="Tabla138">
        <table:table-column table:style-name="Tabla138.A"/>
        <table:table-row table:style-name="Tabla138.1">
          <table:table-cell table:style-name="Tabla138.A1" office:value-type="string">
            <text:p text:style-name="P4">ALTERNATIVAS (Camino exitoso)</text:p>
          </table:table-cell>
        </table:table-row>
        <table:table-row table:style-name="Tabla138.1">
          <table:table-cell table:style-name="Tabla138.A1" office:value-type="string">
            <text:list xml:id="list15818809541" text:style-name="WW8Num8">
              <text:list-header>
                <text:p text:style-name="P16"/>
                <text:p text:style-name="P16">A1. Cancelar</text:p>
                <text:p text:style-name="P14">Antes de alcanzar el paso 8, las acciones pueden cancelarse.</text:p>
                <text:p text:style-name="P14"/>
              </text:list-header>
            </text:list>
          </table:table-cell>
        </table:table-row>
      </table:table>
      <text:p text:style-name="P5"/>
      <table:table table:name="Tabla139" table:style-name="Tabla139">
        <table:table-column table:style-name="Tabla139.A"/>
        <table:table-row table:style-name="Tabla139.1">
          <table:table-cell table:style-name="Tabla139.A1" office:value-type="string">
            <text:p text:style-name="P3">EXCEPCIONES</text:p>
          </table:table-cell>
        </table:table-row>
        <table:table-row table:style-name="Tabla139.1">
          <table:table-cell table:style-name="Tabla139.A1" office:value-type="string">
            <text:list xml:id="list1602593193" text:continue-numbering="true" text:style-name="WW8Num8">
              <text:list-header>
                <text:p text:style-name="P16"/>
                <text:p text:style-name="P16">E1. Servidor Web no disponible.</text:p>
                <text:p text:style-name="P15"><text:span text:style-name="T9">E1.1</text:span> Falla de comunicación con el servidor Web o la base de datos.</text:p>
                <text:p text:style-name="P15"/>
              </text:list-header>
            </text:list>
          </table:table-cell>
        </table:table-row>
      </table:table>
      <text:p text:style-name="P5"/>
      <table:table table:name="Tabla140" table:style-name="Tabla140">
        <table:table-column table:style-name="Tabla140.A"/>
        <table:table-row table:style-name="Tabla140.1">
          <table:table-cell table:style-name="Tabla140.A1" office:value-type="string">
            <text:p text:style-name="P6">Asociaciones de Extensión: <text:span text:style-name="T6">Administrar ítems</text:span>. </text:p>
          </table:table-cell>
        </table:table-row>
        <table:table-row table:style-name="Tabla140.2">
          <table:table-cell table:style-name="Tabla140.A1" office:value-type="string">
            <text:p text:style-name="P6">Asociaciones de Inclusión: </text:p>
          </table:table-cell>
        </table:table-row>
        <table:table-row table:style-name="Tabla140.1">
          <table:table-cell table:style-name="Tabla140.A1" office:value-type="string">
            <text:p text:style-name="P6">Casos de Uso donde se incluye: Modificar Item.</text:p>
          </table:table-cell>
        </table:table-row>
        <text:soft-page-break/>
        <table:table-row table:style-name="Tabla140.1">
          <table:table-cell table:style-name="Tabla140.A1" office:value-type="string">
            <text:p text:style-name="P6">Casos de Uso al que extiende: <text:span text:style-name="T6">Administrar ítems</text:span>.</text:p>
          </table:table-cell>
        </table:table-row>
        <table:table-row table:style-name="Tabla140.1">
          <table:table-cell table:style-name="Tabla140.A1" office:value-type="string">
            <text:p text:style-name="P6">Caso de Uso de Generalización:</text:p>
          </table:table-cell>
        </table:table-row>
        <table:table-row table:style-name="Tabla140.1">
          <table:table-cell table:style-name="Tabla140.A6" office:value-type="string">
            <text:p text:style-name="P6">Requerimientos Funcionales Asociados: RF220 al RF228.</text:p>
          </table:table-cell>
        </table:table-row>
      </table:table>
      <text:p text:style-name="P10"><text:span text:style-name="UC_5f_NormalAzul_20_Car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7T23:19:17</meta:creation-date>
    <dc:date>2013-03-22T23:59:51</dc:date>
    <meta:editing-duration>PT2M51S</meta:editing-duration>
    <meta:editing-cycles>8</meta:editing-cycles>
    <meta:generator>LibreOffice/3.5$Linux_x86 LibreOffice_project/350m1$Build-2</meta:generator>
    <dc:creator>elena </dc:creator>
    <meta:document-statistic meta:table-count="5" meta:image-count="0" meta:object-count="0" meta:page-count="2" meta:paragraph-count="41" meta:word-count="295" meta:character-count="1772" meta:non-whitespace-character-count="1513"/>
  </office:meta>
</office:document-meta>
</file>